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395511" style:font-name="Sans-serif" style:text-underline-style="none"/>
    </style:style>
    <style:style style:name="P2" style:family="paragraph" style:parent-style-name="Standard">
      <style:text-properties fo:color="#395511" style:font-name="Sans-serif" style:text-underline-style="none" officeooo:paragraph-rsid="0010b268"/>
    </style:style>
    <style:style style:name="P3" style:family="paragraph" style:parent-style-name="Standard">
      <style:text-properties fo:color="#000000" style:font-name="Sans-serif" fo:font-size="12pt" style:text-underline-style="none" officeooo:paragraph-rsid="0010f22c" style:font-size-asian="12pt" style:font-size-complex="12pt"/>
    </style:style>
    <style:style style:name="P4" style:family="paragraph" style:parent-style-name="Standard">
      <style:text-properties fo:color="#000000" style:font-name="Sans-serif" fo:font-size="12pt" style:text-underline-style="none" officeooo:paragraph-rsid="00128e51" style:font-size-asian="12pt" style:font-size-complex="12pt"/>
    </style:style>
    <style:style style:name="P5" style:family="paragraph" style:parent-style-name="Standard">
      <style:text-properties fo:color="#000000" style:font-name="Sans-serif" fo:font-size="12pt" style:text-underline-style="none" officeooo:paragraph-rsid="0015ac8f" style:font-size-asian="12pt" style:font-size-complex="12pt"/>
    </style:style>
    <style:style style:name="P6" style:family="paragraph" style:parent-style-name="Standard">
      <style:text-properties fo:color="#000000" style:font-name="Sans-serif" fo:font-size="12pt" style:text-underline-style="none" fo:font-weight="bold" officeooo:paragraph-rsid="00177339" style:font-size-asian="12pt" style:font-weight-asian="bold" style:font-size-complex="12pt" style:font-weight-complex="bold"/>
    </style:style>
    <style:style style:name="P7" style:family="paragraph" style:parent-style-name="Standard">
      <style:text-properties fo:color="#000000" style:font-name="Sans-serif" fo:font-size="12pt" style:text-underline-style="none" fo:font-weight="bold" officeooo:rsid="0019cae9" officeooo:paragraph-rsid="0019cae9" style:font-size-asian="12pt" style:font-weight-asian="bold" style:font-size-complex="12pt" style:font-weight-complex="bold"/>
    </style:style>
    <style:style style:name="P8" style:family="paragraph" style:parent-style-name="Standard">
      <style:text-properties fo:color="#000000" style:font-name="Sans-serif" fo:font-size="12pt" style:text-underline-style="none" fo:font-weight="normal" officeooo:paragraph-rsid="00177339" style:font-size-asian="12pt" style:font-weight-asian="normal" style:font-size-complex="12pt" style:font-weight-complex="normal"/>
    </style:style>
    <style:style style:name="P9" style:family="paragraph" style:parent-style-name="Standard">
      <style:text-properties fo:color="#000000" style:font-name="Sans-serif" fo:font-size="12pt" style:text-underline-style="none" fo:font-weight="normal" officeooo:rsid="0019cae9" officeooo:paragraph-rsid="0019cae9" style:font-size-asian="12pt" style:font-weight-asian="normal" style:font-size-complex="12pt" style:font-weight-complex="normal"/>
    </style:style>
    <style:style style:name="P10" style:family="paragraph" style:parent-style-name="Standard">
      <style:text-properties fo:color="#000000" style:font-name="Sans-serif" fo:font-size="12pt" style:text-underline-style="solid" style:text-underline-width="auto" style:text-underline-color="font-color" fo:font-weight="normal" officeooo:paragraph-rsid="00177339" style:font-size-asian="12pt" style:font-weight-asian="normal" style:font-size-complex="12pt" style:font-weight-complex="normal"/>
    </style:style>
    <style:style style:name="P11" style:family="paragraph" style:parent-style-name="Standard">
      <style:text-properties fo:color="#000000" style:font-name="Sans-serif" fo:font-size="12pt" style:text-underline-style="solid" style:text-underline-width="auto" style:text-underline-color="font-color" fo:font-weight="normal" officeooo:rsid="0019cae9" officeooo:paragraph-rsid="0019cae9" style:font-size-asian="12pt" style:font-weight-asian="normal" style:font-size-complex="12pt" style:font-weight-complex="normal"/>
    </style:style>
    <style:style style:name="P12" style:family="paragraph" style:parent-style-name="Standard">
      <style:text-properties fo:color="#000000" style:font-name="Sans-serif" style:text-underline-style="none" officeooo:paragraph-rsid="0010b268"/>
    </style:style>
    <style:style style:name="P13" style:family="paragraph" style:parent-style-name="Standard">
      <style:text-properties fo:color="#000000" style:font-name="Sans-serif" style:text-underline-style="none" fo:font-weight="bold" officeooo:paragraph-rsid="0010b268" style:font-weight-asian="bold" style:font-weight-complex="bold"/>
    </style:style>
    <style:style style:name="P14" style:family="paragraph" style:parent-style-name="Standard">
      <style:text-properties fo:color="#000000" style:font-name="Sans-serif" style:text-underline-style="none" officeooo:rsid="00177339" officeooo:paragraph-rsid="00177339"/>
    </style:style>
    <style:style style:name="P15" style:family="paragraph" style:parent-style-name="Standard">
      <style:text-properties fo:color="#000000" style:font-name="Sans-serif" style:text-underline-style="solid" style:text-underline-width="auto" style:text-underline-color="font-color" officeooo:paragraph-rsid="0010b268"/>
    </style:style>
    <style:style style:name="P16" style:family="paragraph" style:parent-style-name="Standard">
      <style:text-properties fo:color="#224b12" style:font-name="Sans-serif" fo:font-size="12pt" style:text-underline-style="none" fo:font-weight="normal" officeooo:paragraph-rsid="00177339" style:font-size-asian="12pt" style:font-weight-asian="normal" style:font-size-complex="12pt" style:font-weight-complex="normal"/>
    </style:style>
    <style:style style:name="P17" style:family="paragraph" style:parent-style-name="Standard">
      <style:text-properties fo:color="#224b12" style:font-name="Sans-serif" fo:font-size="12pt" style:text-underline-style="none" fo:font-weight="normal" officeooo:rsid="0019cae9" officeooo:paragraph-rsid="001acd07" style:font-size-asian="12pt" style:font-weight-asian="normal" style:font-size-complex="12pt" style:font-weight-complex="normal"/>
    </style:style>
    <style:style style:name="P18" style:family="paragraph" style:parent-style-name="Standard">
      <style:text-properties fo:color="#224b12" style:font-name="Sans-serif" fo:font-size="12pt" style:text-underline-style="none" fo:font-weight="bold" officeooo:paragraph-rsid="00177339" style:font-size-asian="12pt" style:font-weight-asian="bold" style:font-size-complex="12pt" style:font-weight-complex="bold"/>
    </style:style>
    <style:style style:name="P19" style:family="paragraph" style:parent-style-name="Standard">
      <style:text-properties fo:color="#224b12" style:font-name="Sans-serif" fo:font-size="12pt" style:text-underline-style="solid" style:text-underline-width="auto" style:text-underline-color="font-color" fo:font-weight="normal" officeooo:rsid="001a33f7" officeooo:paragraph-rsid="001a33f7" style:font-size-asian="12pt" style:font-weight-asian="normal" style:font-size-complex="12pt" style:font-weight-complex="normal"/>
    </style:style>
    <style:style style:name="P20" style:family="paragraph" style:parent-style-name="Standard">
      <style:paragraph-properties style:writing-mode="lr-tb"/>
      <style:text-properties fo:font-size="12pt" officeooo:rsid="0009919b" officeooo:paragraph-rsid="0009919b" style:font-size-asian="12pt" style:font-size-complex="12pt"/>
    </style:style>
    <style:style style:name="P21" style:family="paragraph" style:parent-style-name="Standard">
      <style:paragraph-properties style:writing-mode="lr-tb"/>
      <style:text-properties fo:font-size="12pt" officeooo:paragraph-rsid="000bf6be" style:font-size-asian="12pt" style:font-size-complex="12pt"/>
    </style:style>
    <style:style style:name="P22" style:family="paragraph" style:parent-style-name="Standard">
      <style:paragraph-properties style:writing-mode="lr-tb"/>
      <style:text-properties fo:font-size="12pt" officeooo:paragraph-rsid="000cc3c0" style:font-size-asian="12pt" style:font-size-complex="12pt"/>
    </style:style>
    <style:style style:name="P23" style:family="paragraph" style:parent-style-name="Standard">
      <style:paragraph-properties style:writing-mode="lr-tb"/>
      <style:text-properties fo:font-size="12pt" officeooo:paragraph-rsid="000cc98d" style:font-size-asian="12pt" style:font-size-complex="12pt"/>
    </style:style>
    <style:style style:name="P24" style:family="paragraph" style:parent-style-name="Standard">
      <style:paragraph-properties style:writing-mode="lr-tb"/>
      <style:text-properties fo:font-size="12pt" officeooo:paragraph-rsid="000da7b6" style:font-size-asian="12pt" style:font-size-complex="12pt"/>
    </style:style>
    <style:style style:name="P25" style:family="paragraph" style:parent-style-name="Standard">
      <style:paragraph-properties style:writing-mode="lr-tb"/>
      <style:text-properties fo:font-size="12pt" officeooo:paragraph-rsid="000ec9c8" style:font-size-asian="12pt" style:font-size-complex="12pt"/>
    </style:style>
    <style:style style:name="P26"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27" style:family="paragraph" style:parent-style-name="Standard">
      <style:paragraph-properties style:writing-mode="lr-tb"/>
      <style:text-properties fo:font-size="12pt" fo:font-weight="bold" officeooo:paragraph-rsid="0009919b" style:font-size-asian="12pt" style:font-weight-asian="bold" style:font-size-complex="12pt" style:font-weight-complex="bold"/>
    </style:style>
    <style:style style:name="P28" style:family="paragraph" style:parent-style-name="Standard">
      <style:paragraph-properties style:writing-mode="lr-tb"/>
      <style:text-properties fo:font-size="12pt" style:text-underline-style="solid" style:text-underline-width="auto" style:text-underline-color="font-color" officeooo:paragraph-rsid="0009919b" style:font-size-asian="12pt" style:font-size-complex="12pt"/>
    </style:style>
    <style:style style:name="P29" style:family="paragraph" style:parent-style-name="Standard">
      <style:paragraph-properties style:writing-mode="lr-tb"/>
      <style:text-properties fo:font-size="12pt" style:text-underline-style="solid" style:text-underline-width="auto" style:text-underline-color="font-color" officeooo:paragraph-rsid="0009f59f" style:font-size-asian="12pt" style:font-size-complex="12pt"/>
    </style:style>
    <style:style style:name="P30" style:family="paragraph" style:parent-style-name="Standard">
      <style:paragraph-properties style:writing-mode="lr-tb"/>
      <style:text-properties style:font-name="sans-serif" fo:font-size="12pt" style:font-size-asian="12pt" style:font-size-complex="12pt"/>
    </style:style>
    <style:style style:name="P31" style:family="paragraph" style:parent-style-name="Standard">
      <style:paragraph-properties style:writing-mode="lr-tb"/>
      <style:text-properties style:font-name="sans-serif" fo:font-size="12pt" officeooo:paragraph-rsid="0009919b" style:font-size-asian="12pt" style:font-size-complex="12pt"/>
    </style:style>
    <style:style style:name="P32" style:family="paragraph" style:parent-style-name="Standard">
      <style:paragraph-properties style:writing-mode="lr-tb"/>
      <style:text-properties style:font-name="sans-serif" fo:font-size="12pt" officeooo:rsid="0009f59f" officeooo:paragraph-rsid="0009919b" style:font-size-asian="12pt" style:font-size-complex="12pt"/>
    </style:style>
    <style:style style:name="P33" style:family="paragraph" style:parent-style-name="Standard">
      <style:paragraph-properties style:writing-mode="lr-tb"/>
      <style:text-properties style:font-name="sans-serif" fo:font-size="12pt" officeooo:rsid="0009f59f" officeooo:paragraph-rsid="0009f59f" style:font-size-asian="12pt" style:font-size-complex="12pt"/>
    </style:style>
    <style:style style:name="P34" style:family="paragraph" style:parent-style-name="Standard">
      <style:paragraph-properties style:writing-mode="lr-tb"/>
      <style:text-properties style:font-name="sans-serif" fo:font-size="12pt" officeooo:paragraph-rsid="0009f59f" style:font-size-asian="12pt" style:font-size-complex="12pt"/>
    </style:style>
    <style:style style:name="P35" style:family="paragraph" style:parent-style-name="Standard">
      <style:paragraph-properties style:writing-mode="lr-tb"/>
      <style:text-properties style:font-name="sans-serif" fo:font-size="12pt" officeooo:rsid="001b003a" officeooo:paragraph-rsid="001b003a" style:font-size-asian="12pt" style:font-size-complex="12pt"/>
    </style:style>
    <style:style style:name="P36" style:family="paragraph" style:parent-style-name="Standard">
      <style:paragraph-properties style:writing-mode="lr-tb"/>
      <style:text-properties style:font-name="sans-serif" fo:font-size="12pt" fo:font-weight="bold" officeooo:paragraph-rsid="000bf6be" style:font-size-asian="12pt" style:font-weight-asian="bold" style:font-size-complex="12pt" style:font-weight-complex="bold"/>
    </style:style>
    <style:style style:name="P37" style:family="paragraph" style:parent-style-name="Standard">
      <style:paragraph-properties style:writing-mode="lr-tb"/>
      <style:text-properties style:font-name="sans-serif" fo:font-size="12pt" style:text-underline-style="none" officeooo:paragraph-rsid="000bf6be" style:font-size-asian="12pt" style:font-size-complex="12pt"/>
    </style:style>
    <style:style style:name="P38" style:family="paragraph" style:parent-style-name="Standard">
      <style:paragraph-properties style:writing-mode="lr-tb"/>
      <style:text-properties style:font-name="sans-serif" fo:font-size="12pt" style:text-underline-style="solid" style:text-underline-width="auto" style:text-underline-color="font-color" officeooo:paragraph-rsid="000da7b6" style:font-size-asian="12pt" style:font-size-complex="12pt"/>
    </style:style>
    <style:style style:name="P39" style:family="paragraph" style:parent-style-name="Standard">
      <style:paragraph-properties style:writing-mode="lr-tb"/>
      <style:text-properties fo:color="#395511" style:font-name="sans-serif" fo:font-size="12pt" style:text-underline-style="none" officeooo:paragraph-rsid="000cc3c0" style:font-size-asian="12pt" style:font-size-complex="12pt"/>
    </style:style>
    <style:style style:name="P40" style:family="paragraph" style:parent-style-name="Standard">
      <style:paragraph-properties style:writing-mode="lr-tb"/>
      <style:text-properties fo:color="#395511" style:font-name="sans-serif" fo:font-size="12pt" style:text-underline-style="none" officeooo:rsid="000cc3c0" officeooo:paragraph-rsid="000cc3c0" style:font-size-asian="12pt" style:font-size-complex="12pt"/>
    </style:style>
    <style:style style:name="P41" style:family="paragraph" style:parent-style-name="Standard">
      <style:paragraph-properties style:writing-mode="lr-tb"/>
      <style:text-properties fo:color="#395511" style:font-name="sans-serif" fo:font-size="12pt" style:text-underline-style="none" officeooo:paragraph-rsid="000cc98d" style:font-size-asian="12pt" style:font-size-complex="12pt"/>
    </style:style>
    <style:style style:name="P42" style:family="paragraph" style:parent-style-name="Standard">
      <style:paragraph-properties style:writing-mode="lr-tb"/>
      <style:text-properties fo:color="#395511" style:font-name="sans-serif" fo:font-size="12pt" style:text-underline-style="none" officeooo:paragraph-rsid="000da7b6" style:font-size-asian="12pt" style:font-size-complex="12pt"/>
    </style:style>
    <style:style style:name="P43" style:family="paragraph" style:parent-style-name="Standard">
      <style:paragraph-properties style:writing-mode="lr-tb"/>
      <style:text-properties fo:color="#395511" style:font-name="sans-serif" fo:font-size="12pt" style:text-underline-style="none" officeooo:paragraph-rsid="000ec9c8" style:font-size-asian="12pt" style:font-size-complex="12pt"/>
    </style:style>
    <style:style style:name="P44" style:family="paragraph" style:parent-style-name="Standard">
      <style:paragraph-properties style:writing-mode="lr-tb"/>
      <style:text-properties fo:color="#395511" style:font-name="sans-serif" fo:font-size="12pt" style:text-underline-style="none" officeooo:paragraph-rsid="000cc3c0" fo:background-color="#ffff00" style:font-size-asian="12pt" style:font-size-complex="12pt"/>
    </style:style>
    <style:style style:name="P45" style:family="paragraph" style:parent-style-name="Standard">
      <style:paragraph-properties style:writing-mode="lr-tb"/>
      <style:text-properties fo:color="#395511" style:font-name="sans-serif" fo:font-size="12pt" style:text-underline-style="none" officeooo:rsid="000cc3c0" officeooo:paragraph-rsid="000cc3c0" fo:background-color="#ffff00" style:font-size-asian="12pt" style:font-size-complex="12pt"/>
    </style:style>
    <style:style style:name="P46" style:family="paragraph" style:parent-style-name="Standard">
      <style:paragraph-properties style:writing-mode="lr-tb"/>
      <style:text-properties fo:color="#395511" style:font-name="sans-serif" fo:font-size="12pt" style:text-underline-style="none" officeooo:paragraph-rsid="000cc98d" fo:background-color="#ffff00" style:font-size-asian="12pt" style:font-size-complex="12pt"/>
    </style:style>
    <style:style style:name="P47" style:family="paragraph" style:parent-style-name="Standard">
      <style:paragraph-properties style:writing-mode="lr-tb"/>
      <style:text-properties fo:color="#395511" style:font-name="sans-serif" fo:font-size="12pt" style:text-underline-style="none" officeooo:paragraph-rsid="000da7b6" fo:background-color="#ffff00" style:font-size-asian="12pt" style:font-size-complex="12pt"/>
    </style:style>
    <style:style style:name="P48" style:family="paragraph" style:parent-style-name="Standard">
      <style:paragraph-properties style:writing-mode="lr-tb"/>
      <style:text-properties fo:color="#395511" style:font-name="sans-serif" fo:font-size="12pt" style:text-underline-style="none" officeooo:paragraph-rsid="000ec9c8" fo:background-color="#ffff00" style:font-size-asian="12pt" style:font-size-complex="12pt"/>
    </style:style>
    <style:style style:name="P49" style:family="paragraph" style:parent-style-name="Standard">
      <style:text-properties fo:color="#000000" style:font-name="Sans-serif" fo:font-size="12pt" style:text-underline-style="none" fo:font-weight="bold" officeooo:paragraph-rsid="0015ac8f" style:font-size-asian="12pt" style:font-weight-asian="bold" style:font-size-complex="12pt" style:font-weight-complex="bold"/>
    </style:style>
    <style:style style:name="T1" style:family="text">
      <style:text-properties style:font-name="sans-serif"/>
    </style:style>
    <style:style style:name="T2" style:family="text">
      <style:text-properties style:font-name="sans-serif" officeooo:rsid="0009f59f"/>
    </style:style>
    <style:style style:name="T3" style:family="text">
      <style:text-properties style:font-name="sans-serif" fo:font-weight="bold" style:font-weight-asian="bold" style:font-weight-complex="bold"/>
    </style:style>
    <style:style style:name="T4" style:family="text">
      <style:text-properties style:font-name="sans-serif" style:text-underline-style="solid" style:text-underline-width="auto" style:text-underline-color="font-color"/>
    </style:style>
    <style:style style:name="T5" style:family="text">
      <style:text-properties style:font-name="monospace"/>
    </style:style>
    <style:style style:name="T6" style:family="text">
      <style:text-properties style:font-name="monospace"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395511" style:font-name="sans-serif" style:text-underline-style="none"/>
    </style:style>
    <style:style style:name="T10" style:family="text">
      <style:text-properties officeooo:rsid="0010b268"/>
    </style:style>
    <style:style style:name="T11" style:family="text">
      <style:text-properties fo:background-color="#ffff00" loext:char-shading-value="0"/>
    </style:style>
    <style:style style:name="T12" style:family="text">
      <style:text-properties fo:color="#224b12"/>
    </style:style>
    <style:style style:name="T13" style:family="text">
      <style:text-properties style:font-name="Sans-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Jimmy H. Fortin </text:p>
      <text:p text:style-name="P27"><text:bookmark text:name="page3R_mcid3"/><text:span text:style-name="T1">Exercice 1</text:span> – <text:span text:style-name="T1">Documentation</text:span> <text:span text:style-name="T1">en</text:span> <text:span text:style-name="T1">ligne</text:span><text:bookmark text:name="page3R_mcid4"/><text:bookmark text:name="page3R_mcid5"/><text:line-break/><text:span text:style-name="T1">Unix</text:span> <text:span text:style-name="T1">possède</text:span> <text:span text:style-name="T1">un</text:span> <text:span text:style-name="T1">manuel</text:span> <text:span text:style-name="T1">«</text:span> <text:span text:style-name="T1">en</text:span> <text:span text:style-name="T1">ligne</text:span> <text:span text:style-name="T1">».</text:span> <text:span text:style-name="T1">La</text:span> <text:span text:style-name="T1">commande</text:span> <text:span text:style-name="T5">man</text:span> <text:span text:style-name="T1">permet</text:span> <text:span text:style-name="T1">d'explorer ce</text:span> <text:span text:style-name="T1">manuel.</text:span></text:p>
      <text:p text:style-name="P31"/>
      <text:p text:style-name="P28"><text:span text:style-name="T1">1)</text:span> <text:span text:style-name="T1">Quelle</text:span> <text:span text:style-name="T1">documentation contient</text:span> <text:span text:style-name="T1">ce</text:span> <text:span text:style-name="T1">manuel ?</text:span> <text:span text:style-name="T1">Comment</text:span> <text:span text:style-name="T1">est-il</text:span> <text:span text:style-name="T1">structuré</text:span> <text:span text:style-name="T1">?</text:span></text:p>
      <text:p text:style-name="P20"><text:span text:style-name="T1">Elle contient toute la documentation des commandes Linux. </text:span><text:span text:style-name="T2">Elle est structuré par section distinctes. </text:span></text:p>
      <text:p text:style-name="P32"/>
      <text:p text:style-name="P29"><text:span text:style-name="T1">2)</text:span> <text:span text:style-name="T1">La commande</text:span> <text:span text:style-name="T5">write</text:span> <text:span text:style-name="T1">porte le même nom que l'appel système</text:span> <text:span text:style-name="T5">write</text:span><text:span text:style-name="T1">. Comment accède-t-on</text:span> <text:span text:style-name="T1">à</text:span> <text:span text:style-name="T1">la page</text:span> <text:span text:style-name="T1">du</text:span> <text:span text:style-name="T1">manuel</text:span> <text:span text:style-name="T1">concernant</text:span> <text:span text:style-name="T1">l'appel système</text:span> <text:span text:style-name="T5">write</text:span> <text:span text:style-name="T1">?</text:span></text:p>
      <text:p text:style-name="P33">the-pc@thepc:~$ man write</text:p>
      <text:p text:style-name="P34"/>
      <text:p text:style-name="P29"><text:span text:style-name="T1">3)</text:span> <text:span text:style-name="T1">Commande</text:span> <text:span text:style-name="T5">ls</text:span> <text:span text:style-name="T1">:</text:span> <text:span text:style-name="T1">précisez</text:span> <text:span text:style-name="T1">les</text:span> <text:span text:style-name="T1">options</text:span> <text:span text:style-name="T1">que</text:span> <text:span text:style-name="T1">vous</text:span> <text:span text:style-name="T1">savez</text:span> <text:span text:style-name="T1">utiliser</text:span> <text:span text:style-name="T1">et</text:span> <text:span text:style-name="T1">celles</text:span> <text:span text:style-name="T1">que</text:span> <text:span text:style-name="T1">vous</text:span> <text:span text:style-name="T1">pourriez éventuellement</text:span> <text:span text:style-name="T1">utiliser.</text:span></text:p>
      <text:p text:style-name="P34">the-pc@thepc:~$ ls </text:p>
      <text:p text:style-name="P33">Fait la liste de tous les fichiers et dossiers non caché de l’endroit ou nous nous trouvons. Nous pouvons l’utiliser pour avoir une image des fichiers et dossiers de l’endroit ou nous nous trouvons a un instant ¨t¨. <text:s/></text:p>
      <text:p text:style-name="Standard"/>
      <text:p text:style-name="Standard"/>
      <text:p text:style-name="P26"><text:bookmark text:name="page3R_mcid13"/><text:span text:style-name="T1">Exercice</text:span> <text:span text:style-name="T1">2</text:span> – <text:span text:style-name="T1">Création</text:span> <text:span text:style-name="T1">d'arborescence</text:span><text:bookmark text:name="page3R_mcid14"/><text:bookmark text:name="page3R_mcid15"/><text:line-break/><text:span text:style-name="T1">Sans bouger</text:span> <text:span text:style-name="T1">du répertoire</text:span> <text:span text:style-name="T1">racine</text:span> <text:span text:style-name="T1">(celui</text:span> <text:span text:style-name="T1">qui</text:span> <text:span text:style-name="T1">est à</text:span> <text:span text:style-name="T1">la</text:span> <text:span text:style-name="T1">base de</text:span> <text:span text:style-name="T1">l’arborescence</text:span> <text:span text:style-name="T1">;</text:span> <text:span text:style-name="T1">il</text:span> <text:span text:style-name="T1">s’agit</text:span> <text:span text:style-name="T1">ici</text:span> <text:span text:style-name="T1">de</text:span> <text:span text:style-name="T1">~),</text:span><text:line-break/><text:span text:style-name="T1">créez l’arborescence</text:span> <text:span text:style-name="T1">suivante</text:span> <text:span text:style-name="T1">:</text:span></text:p>
      <text:p text:style-name="P30"/>
      <text:p text:style-name="Standard">the-pc@thepc:~$ touch fichier1.txt</text:p>
      <text:p text:style-name="Standard">the-pc@thepc:~$ mkdir rep1</text:p>
      <text:p text:style-name="Standard">the-pc@thepc:~$ touch rep1/fichier2.txt</text:p>
      <text:p text:style-name="Standard">the-pc@thepc:~$ mkdir rep1/rep2</text:p>
      <text:p text:style-name="Standard">the-pc@thepc:~$ touch rep1/rep2/fichier3.txt</text:p>
      <text:p text:style-name="Standard">the-pc@thepc:~$ </text:p>
      <text:p text:style-name="Standard"/>
      <text:p text:style-name="P21"><text:bookmark text:name="page3R_mcid18"/><text:span text:style-name="T3">Exercice</text:span><text:span text:style-name="T7"> </text:span><text:span text:style-name="T3">3</text:span><text:span text:style-name="T7"> – </text:span><text:span text:style-name="T3">Navigation</text:span><text:span text:style-name="T7"> </text:span><text:span text:style-name="T3">dans</text:span><text:span text:style-name="T7"> </text:span><text:span text:style-name="T3">l'arborescence</text:span></text:p>
      <text:p text:style-name="P36"/>
      <text:p text:style-name="P21"><text:span text:style-name="T4">1)</text:span><text:span text:style-name="T8"> </text:span><text:span text:style-name="T4">Dans</text:span><text:span text:style-name="T8"> </text:span><text:span text:style-name="T4">votre</text:span><text:span text:style-name="T8"> </text:span><text:span text:style-name="T4">répertoire</text:span><text:span text:style-name="T8"> </text:span><text:span text:style-name="T4">personnel,</text:span><text:span text:style-name="T8"> </text:span><text:span text:style-name="T4">créer</text:span><text:span text:style-name="T8"> </text:span><text:span text:style-name="T4">un</text:span><text:span text:style-name="T8"> </text:span><text:span text:style-name="T4">répertoire</text:span><text:span text:style-name="T8"> </text:span><text:span text:style-name="T6">test</text:span><text:span text:style-name="T4">.</text:span><text:span text:style-name="T8"> </text:span><text:span text:style-name="T4">Créer</text:span><text:span text:style-name="T8"> </text:span><text:span text:style-name="T4">sous-répertoires</text:span><text:span text:style-name="T8"> </text:span><text:span text:style-name="T6">pub</text:span><text:span text:style-name="T8"> </text:span><text:span text:style-name="T4">et </text:span><text:span text:style-name="T6">bin</text:span><text:span text:style-name="T8"> </text:span><text:span text:style-name="T4">du</text:span><text:span text:style-name="T8"> </text:span><text:span text:style-name="T4">répertoire</text:span><text:span text:style-name="T8"> </text:span><text:span text:style-name="T6">test</text:span><text:span text:style-name="T4">.</text:span></text:p>
      <text:p text:style-name="P37">the-pc@thepc:~$ mkdir test</text:p>
      <text:p text:style-name="P37">the-pc@thepc:~$ mkdir test/pub</text:p>
      <text:p text:style-name="P37">the-pc@thepc:~$ mkdir test/bin</text:p>
      <text:p text:style-name="P37">the-pc@thepc:~$ </text:p>
      <text:p text:style-name="P37"/>
      <text:p text:style-name="P22"><text:span text:style-name="T4">2)</text:span><text:span text:style-name="T8"> </text:span><text:span text:style-name="T4">Modifier les droits</text:span><text:span text:style-name="T8"> </text:span><text:span text:style-name="T4">d'accès</text:span><text:span text:style-name="T8"> </text:span><text:span text:style-name="T4">de</text:span><text:span text:style-name="T8"> </text:span><text:span text:style-name="T4">façon</text:span><text:span text:style-name="T8"> </text:span><text:span text:style-name="T4">que</text:span><text:span text:style-name="T8"> </text:span><text:span text:style-name="T4">:</text:span><text:bookmark text:name="page3R_mcid23"/><text:span text:style-name="T8"><text:line-break/>• </text:span><text:span text:style-name="T4">le</text:span><text:span text:style-name="T8"> </text:span><text:span text:style-name="T4">répertoire</text:span><text:span text:style-name="T8"> </text:span><text:span text:style-name="T6">test</text:span><text:span text:style-name="T8"> </text:span><text:span text:style-name="T4">et</text:span><text:span text:style-name="T8"> </text:span><text:span text:style-name="T4">son</text:span><text:span text:style-name="T8"> </text:span><text:span text:style-name="T4">sous-répertoire</text:span><text:span text:style-name="T8"> </text:span><text:span text:style-name="T6">pub</text:span><text:span text:style-name="T8"> </text:span><text:span text:style-name="T4">soient</text:span><text:span text:style-name="T8"> </text:span><text:span text:style-name="T4">accessibles</text:span><text:span text:style-name="T8"> </text:span><text:span text:style-name="T4">en</text:span><text:span text:style-name="T8"> </text:span><text:span text:style-name="T4">lecture</text:span><text:span text:style-name="T8"> </text:span><text:span text:style-name="T4">et</text:span><text:span text:style-name="T8"><text:line-break/></text:span><text:span text:style-name="T4">exécution</text:span><text:span text:style-name="T8"> </text:span><text:span text:style-name="T4">pour tous,</text:span><text:span text:style-name="T8"> </text:span><text:span text:style-name="T4">et</text:span><text:span text:style-name="T8"> </text:span><text:span text:style-name="T4">en écriture</text:span><text:span text:style-name="T8"> </text:span><text:span text:style-name="T4">pour</text:span><text:span text:style-name="T8"> </text:span><text:span text:style-name="T4">le</text:span><text:span text:style-name="T8"> </text:span><text:span text:style-name="T4">propriétaire</text:span><text:span text:style-name="T8"> </text:span><text:span text:style-name="T4">seul.</text:span></text:p>
      <text:p text:style-name="P39">the-pc@thepc:~$ ls -l</text:p>
      <text:p text:style-name="P39">total 92</text:p>
      <text:p text:style-name="P39">drwxr-xr-x <text:s/>2 the-pc the-pc <text:s/>4096 Feb <text:s/>5 15:29 <text:s/>Desktop</text:p>
      <text:p text:style-name="P39"><text:soft-page-break/>drwxr-xr-x 12 the-pc the-pc <text:s/>4096 Feb <text:s/>6 09:03 <text:s/>Documents</text:p>
      <text:p text:style-name="P39">drwxr-xr-x <text:s/>5 the-pc the-pc <text:s/>4096 Feb <text:s/>7 08:42 <text:s/>Downloads</text:p>
      <text:p text:style-name="P39">drwxr-xr-x <text:s/>3 the-pc the-pc <text:s/>4096 Dec 23 12:36 <text:s/>Emulation</text:p>
      <text:p text:style-name="P39">drwxr-xr-x <text:s/>2 the-pc the-pc <text:s/>4096 Dec <text:s/>2 20:47 <text:s/>Music</text:p>
      <text:p text:style-name="P39">drwxrwxr-x 83 the-pc the-pc <text:s/>4096 Feb <text:s/>4 12:28 <text:s/>node_modules</text:p>
      <text:p text:style-name="P39">-rw-rw-r-- <text:s/>1 the-pc the-pc 24943 Feb <text:s/>4 12:28 <text:s/>package-lock.json</text:p>
      <text:p text:style-name="P39">-rw-rw-r-- <text:s/>1 the-pc the-pc <text:s/>3134 Aug 16 17:24 <text:s/>packages-microsoft-prod.deb</text:p>
      <text:p text:style-name="P39">drwxr-xr-x <text:s/>4 the-pc the-pc <text:s/>4096 Feb <text:s/>6 13:10 <text:s/>Pictures</text:p>
      <text:p text:style-name="P39">drwxr-xr-x <text:s/>2 the-pc the-pc <text:s/>4096 Dec <text:s/>2 20:47 <text:s/>Public</text:p>
      <text:p text:style-name="P39">drwx------ 16 the-pc the-pc <text:s/>4096 Feb <text:s/>4 09:37 <text:s/>snap</text:p>
      <text:p text:style-name="P39">drwxrwxr-x <text:s/>3 the-pc the-pc <text:s/>4096 Dec <text:s/>5 08:01 <text:s/>Steam</text:p>
      <text:p text:style-name="P39">drwxr-xr-x <text:s/>2 the-pc the-pc <text:s/>4096 Dec <text:s/>2 20:47 <text:s/>Templates</text:p>
      <text:p text:style-name="P44">drwxr-xr-x <text:s/>4 the-pc the-pc <text:s/>4096 Feb <text:s/>7 09:42 <text:s/>test</text:p>
      <text:p text:style-name="P39">drwxr-xr-x <text:s/>2 the-pc the-pc <text:s/>4096 Dec <text:s/>2 20:47 <text:s/>Videos</text:p>
      <text:p text:style-name="P39">drwxrwxr-x <text:s/>5 the-pc the-pc <text:s/>4096 Jan <text:s/>9 19:19 'VirtualBox VMs'</text:p>
      <text:p text:style-name="P39">-rw-rw-r-- <text:s/>1 the-pc the-pc <text:s/>3220 Dec 19 <text:s/>2018 <text:s/>winehq.key</text:p>
      <text:p text:style-name="P39">the-pc@thepc:~$ </text:p>
      <text:p text:style-name="P39"/>
      <text:p text:style-name="P40">the-pc@thepc:~/test$ ls -l</text:p>
      <text:p text:style-name="P40">total 8</text:p>
      <text:p text:style-name="P40">drwxrwxr-x 2 the-pc the-pc 4096 Feb <text:s/>7 09:42 bin</text:p>
      <text:p text:style-name="P45">drwxr-xr-x 2 the-pc the-pc 4096 Feb <text:s/>7 09:41 pub</text:p>
      <text:p text:style-name="P40">the-pc@thepc:~/test$ </text:p>
      <text:p text:style-name="P23"><text:span text:style-name="T8"><text:line-break/>• </text:span><text:span text:style-name="T4">le</text:span><text:span text:style-name="T8"> </text:span><text:span text:style-name="T4">répertoire</text:span><text:span text:style-name="T8"> </text:span><text:span text:style-name="T6">bin</text:span><text:span text:style-name="T8"> </text:span><text:span text:style-name="T4">soit</text:span><text:span text:style-name="T8"> </text:span><text:span text:style-name="T4">accessible</text:span><text:span text:style-name="T8"> </text:span><text:span text:style-name="T4">en</text:span><text:span text:style-name="T8"> </text:span><text:span text:style-name="T4">exécution</text:span><text:span text:style-name="T8"> </text:span><text:span text:style-name="T4">pour</text:span><text:span text:style-name="T8"> </text:span><text:span text:style-name="T4">tous,</text:span><text:span text:style-name="T8"> </text:span><text:span text:style-name="T4">et</text:span><text:span text:style-name="T8"> </text:span><text:span text:style-name="T4">en</text:span><text:span text:style-name="T8"> </text:span><text:span text:style-name="T4">lecture</text:span><text:span text:style-name="T8"> </text:span><text:span text:style-name="T4">et</text:span><text:span text:style-name="T8"> </text:span><text:span text:style-name="T4">écriture</text:span><text:span text:style-name="T8"><text:line-break/></text:span><text:span text:style-name="T4">pour</text:span><text:span text:style-name="T8"> </text:span><text:span text:style-name="T4">le</text:span><text:span text:style-name="T8"> </text:span><text:span text:style-name="T4">propriétaire</text:span><text:span text:style-name="T8"> </text:span><text:span text:style-name="T4">et</text:span><text:span text:style-name="T8"> </text:span><text:span text:style-name="T4">son</text:span><text:span text:style-name="T8"> </text:span><text:span text:style-name="T4">groupe.</text:span></text:p>
      <text:p text:style-name="P41"><text:bookmark text:name="page3R_mcid25"/>the-pc@thepc:~/test$ ls -l</text:p>
      <text:p text:style-name="P41">total 8</text:p>
      <text:p text:style-name="P41">drwxrwx--x 2 the-pc the-pc 4096 Feb <text:s/>7 09:42 bin</text:p>
      <text:p text:style-name="P41">drwxr-xr-x 2 the-pc the-pc 4096 Feb <text:s/>7 09:41 pub</text:p>
      <text:p text:style-name="P41">the-pc@thepc:~/test$ </text:p>
      <text:p text:style-name="P23"><text:span text:style-name="T4">3)</text:span><text:span text:style-name="T8"> </text:span><text:span text:style-name="T4">Aller</text:span><text:span text:style-name="T8"> </text:span><text:span text:style-name="T4">dans</text:span><text:span text:style-name="T8"> </text:span><text:span text:style-name="T4">le</text:span><text:span text:style-name="T8"> </text:span><text:span text:style-name="T4">répertoire</text:span><text:span text:style-name="T8"> </text:span><text:span text:style-name="T6">test</text:span><text:span text:style-name="T4">.</text:span><text:span text:style-name="T8"> </text:span><text:span text:style-name="T4">Créer</text:span><text:span text:style-name="T8"> </text:span><text:span text:style-name="T4">un</text:span><text:span text:style-name="T8"> </text:span><text:span text:style-name="T4">fichier</text:span><text:span text:style-name="T8"> </text:span><text:span text:style-name="T6">doc.txt</text:span><text:span text:style-name="T4">.</text:span><text:span text:style-name="T8"> </text:span><text:span text:style-name="T4">Recopier</text:span><text:span text:style-name="T8"> </text:span><text:span text:style-name="T4">le</text:span><text:span text:style-name="T8"> </text:span><text:span text:style-name="T4">fichier</text:span><text:span text:style-name="T8"> </text:span><text:span text:style-name="T4">dans</text:span><text:span text:style-name="T8"> </text:span><text:span text:style-name="T6">pub</text:span><text:span text:style-name="T4">.</text:span></text:p>
      <text:p text:style-name="P46"><text:bookmark text:name="page3R_mcid26"/>the-pc@thepc:~/test$ touch doc.txt</text:p>
      <text:p text:style-name="P41">the-pc@thepc:~/test$ ls</text:p>
      <text:p text:style-name="P41">bin <text:s/>doc.txt <text:s/>pub</text:p>
      <text:p text:style-name="P41">the-pc@thepc:~/test$ </text:p>
      <text:p text:style-name="P41">the-pc@thepc:~/test$ cp doc.txt pub</text:p>
      <text:p text:style-name="P41">the-pc@thepc:~/test$ ls</text:p>
      <text:p text:style-name="P41">bin <text:s/>doc.txt <text:s/>pub</text:p>
      <text:p text:style-name="P41">the-pc@thepc:~/test$ cd pub/</text:p>
      <text:p text:style-name="P47">the-pc@thepc:~/test/pub$ ls </text:p>
      <text:p text:style-name="P47">doc.txt</text:p>
      <text:p text:style-name="P42">the-pc@thepc:~/test/pub$ </text:p>
      <text:p text:style-name="P24"><text:span text:style-name="T4">4)</text:span><text:span text:style-name="T8"> </text:span><text:span text:style-name="T4">Aller</text:span><text:span text:style-name="T8"> </text:span><text:span text:style-name="T4">dans</text:span><text:span text:style-name="T8"> </text:span><text:span text:style-name="T6">bin</text:span><text:span text:style-name="T4">.</text:span><text:span text:style-name="T8"> </text:span><text:span text:style-name="T4">Afficher</text:span><text:span text:style-name="T8"> </text:span><text:span text:style-name="T4">à</text:span><text:span text:style-name="T8"> </text:span><text:span text:style-name="T4">l'écran</text:span><text:span text:style-name="T8"> </text:span><text:span text:style-name="T4">le</text:span><text:span text:style-name="T8"> </text:span><text:span text:style-name="T4">contenu</text:span><text:span text:style-name="T8"> </text:span><text:span text:style-name="T4">de</text:span><text:span text:style-name="T8"> </text:span><text:span text:style-name="T6">test/pub/doc.txt</text:span><text:span text:style-name="T4">.</text:span></text:p>
      <text:p text:style-name="P42"><text:bookmark text:name="page3R_mcid27"/>the-pc@thepc:~/test/bin$ vim ../pub/doc.txt</text:p>
      <text:p text:style-name="P42">the-pc@thepc:~/test/bin$ </text:p>
      <text:p text:style-name="P42"/>
      <text:p text:style-name="P24"><text:soft-page-break/><text:span text:style-name="T4">5)</text:span><text:span text:style-name="T8"> </text:span><text:span text:style-name="T4">Afficher</text:span><text:span text:style-name="T8"> </text:span><text:span text:style-name="T4">la</text:span><text:span text:style-name="T8"> </text:span><text:span text:style-name="T4">liste</text:span><text:span text:style-name="T8"> </text:span><text:span text:style-name="T4">des</text:span><text:span text:style-name="T8"> </text:span><text:span text:style-name="T4">fichiers</text:span><text:span text:style-name="T8"> </text:span><text:span text:style-name="T4">contenus</text:span><text:span text:style-name="T8"> </text:span><text:span text:style-name="T4">dans</text:span><text:span text:style-name="T8"> </text:span><text:span text:style-name="T6">test</text:span><text:span text:style-name="T8"> </text:span><text:span text:style-name="T4">et ses sous-répertoires.</text:span></text:p>
      <text:p text:style-name="P38"/>
      <text:p text:style-name="P42">the-pc@thepc:~/test$ ls *</text:p>
      <text:p text:style-name="P42">doc.txt</text:p>
      <text:p text:style-name="P42"/>
      <text:p text:style-name="P42">bin:</text:p>
      <text:p text:style-name="P42"/>
      <text:p text:style-name="P42">pub:</text:p>
      <text:p text:style-name="P42">doc.txt</text:p>
      <text:p text:style-name="P42">the-pc@thepc:~/test$ </text:p>
      <text:p text:style-name="P25"><text:span text:style-name="T4">6)</text:span><text:span text:style-name="T8"> </text:span><text:span text:style-name="T4">Supprimer</text:span><text:span text:style-name="T8"> </text:span><text:span text:style-name="T4">du</text:span><text:span text:style-name="T8"> </text:span><text:span text:style-name="T4">répertoire</text:span><text:span text:style-name="T8"> </text:span><text:span text:style-name="T6">test</text:span><text:span text:style-name="T8"> </text:span><text:span text:style-name="T4">et</text:span><text:span text:style-name="T8"> </text:span><text:span text:style-name="T4">de</text:span><text:span text:style-name="T8"> </text:span><text:span text:style-name="T4">ses</text:span><text:span text:style-name="T8"> </text:span><text:span text:style-name="T4">sous-répertoires</text:span><text:span text:style-name="T8"> </text:span><text:span text:style-name="T4">tous</text:span><text:span text:style-name="T8"> </text:span><text:span text:style-name="T4">les</text:span><text:span text:style-name="T8"> </text:span><text:span text:style-name="T4">fichiers</text:span><text:span text:style-name="T8"> </text:span><text:span text:style-name="T4">se</text:span><text:span text:style-name="T8"> </text:span><text:span text:style-name="T4">terminant</text:span><text:span text:style-name="T8"> </text:span><text:span text:style-name="T4">par</text:span><text:span text:style-name="T8"><text:line-break/></text:span><text:span text:style-name="T4">le</text:span><text:span text:style-name="T8"> </text:span><text:span text:style-name="T4">caractère</text:span><text:span text:style-name="T8"> </text:span><text:span text:style-name="T6">~</text:span><text:span text:style-name="T4">.</text:span></text:p>
      <text:p text:style-name="P43"><text:bookmark text:name="page3R_mcid29"/>the-pc@thepc:~/test$ ls *</text:p>
      <text:p text:style-name="P43">doc.txt</text:p>
      <text:p text:style-name="P43"/>
      <text:p text:style-name="P43">bin:</text:p>
      <text:p text:style-name="P43"/>
      <text:p text:style-name="P43">pub:</text:p>
      <text:p text:style-name="P43">doc.txt</text:p>
      <text:p text:style-name="P48">the-pc@thepc:~/test$ rm -r bin</text:p>
      <text:p text:style-name="P48">the-pc@thepc:~/test$ rm -r pub</text:p>
      <text:p text:style-name="P48">the-pc@thepc:~/test$ re -r doc.txt</text:p>
      <text:p text:style-name="P48">the-pc@thepc:~/test$ rm doc.txt</text:p>
      <text:p text:style-name="P43">the-pc@thepc:~/test$ ls</text:p>
      <text:p text:style-name="P25"><text:span text:style-name="T9">the-pc@thepc:~/test$ </text:span><text:span text:style-name="T8"><text:line-break/></text:span><text:span text:style-name="T4">7)</text:span><text:span text:style-name="T8"> </text:span><text:span text:style-name="T4">Afficher</text:span><text:span text:style-name="T8"> </text:span><text:span text:style-name="T4">à</text:span><text:span text:style-name="T8"> </text:span><text:span text:style-name="T4">l'écran</text:span><text:span text:style-name="T8"> </text:span><text:span text:style-name="T4">le</text:span><text:span text:style-name="T8"> </text:span><text:span text:style-name="T4">contenu</text:span><text:span text:style-name="T8"> </text:span><text:span text:style-name="T4">des</text:span><text:span text:style-name="T8"> </text:span><text:span text:style-name="T4">fichiers</text:span><text:span text:style-name="T8"> </text:span><text:span text:style-name="T6">toto</text:span><text:span text:style-name="T8"> </text:span><text:span text:style-name="T4">et</text:span><text:span text:style-name="T8"> </text:span><text:span text:style-name="T6">titi</text:span><text:span text:style-name="T8"> </text:span><text:span text:style-name="T4">qui</text:span><text:span text:style-name="T8"> </text:span><text:span text:style-name="T4">se</text:span><text:span text:style-name="T8"> </text:span><text:span text:style-name="T4">trouvent</text:span><text:span text:style-name="T8"> </text:span><text:span text:style-name="T4">dans</text:span><text:span text:style-name="T8"> </text:span><text:span text:style-name="T4">le</text:span><text:span text:style-name="T8"> </text:span><text:span text:style-name="T4">répertoire d'accueil de</text:span><text:span text:style-name="T8"> </text:span><text:span text:style-name="T4">l'utilisateur</text:span><text:span text:style-name="T8"> </text:span><text:span text:style-name="T6">balev</text:span><text:span text:style-name="T4">. Supprimer</text:span><text:span text:style-name="T8"> </text:span><text:span text:style-name="T4">ces deux</text:span><text:span text:style-name="T8"> </text:span><text:span text:style-name="T4">fichiers.</text:span></text:p>
      <text:p text:style-name="P1">the-pc@thepc:~$ vim /home/balev/toto</text:p>
      <text:p text:style-name="P1">the-pc@thepc:~$ </text:p>
      <text:p text:style-name="P1">the-pc@thepc:~$ vim /home/balev/t<text:span text:style-name="T10">i</text:span>t<text:span text:style-name="T10">i</text:span></text:p>
      <text:p text:style-name="P1">the-pc@thepc:~$ </text:p>
      <text:p text:style-name="P1">the-pc@thepc:~$ rmdir /home/balev/toto</text:p>
      <text:p text:style-name="P1">the-pc@thepc:~$ rmdir /home/balev/t<text:span text:style-name="T10">iti</text:span></text:p>
      <text:p text:style-name="P2">the-pc@thepc:~$ </text:p>
      <text:p text:style-name="P2"/>
      <text:p text:style-name="P49"><text:bookmark text:name="page47R_mcid2"/>Exercice 4 – Navigation dans l'arborescence (suite)</text:p>
      <text:p text:style-name="P5"><text:bookmark text:name="page47R_mcid3"/><text:bookmark text:name="page47R_mcid4"/><text:line-break/><text:span text:style-name="T8">On désire aller dans le répertoire /usr/local/games/mariokart, et le répertoire<text:line-break/>courant est /usr/local. Quelle(s) commande(s) peut-on taper ?</text:span><text:bookmark text:name="page47R_mcid5"/><text:line-break/>• A : cd /games/mariokart<text:bookmark text:name="page47R_mcid6"/><text:line-break/><text:span text:style-name="T11">• B : cd games/mariokart</text:span><text:bookmark text:name="page47R_mcid7"/><text:line-break/>• C : cd local/mariokart<text:bookmark text:name="page47R_mcid8"/><text:line-break/>•<text:bookmark text:name="page47R_mcid9"/> D : cd /usr/local/games/mariokart<text:bookmark text:name="page47R_mcid10"/><text:line-break/>•<text:bookmark text:name="page47R_mcid11"/> E : cd /usr/local/../local/games/mariokart<text:bookmark text:name="page47R_mcid12"/><text:line-break/>• F : cd ../games/mariokart</text:p>
      <text:p text:style-name="P2"/>
      <text:p text:style-name="P2"/>
      <text:p text:style-name="P49"><text:bookmark text:name="page47R_mcid14"/><text:soft-page-break/>Exercice 5 – Visualisation de fichiers</text:p>
      <text:p text:style-name="P5"><text:bookmark text:name="page47R_mcid15"/><text:bookmark text:name="page47R_mcid16"/><text:line-break/><text:span text:style-name="T8">Lister tous les fichiers :</text:span><text:bookmark text:name="page47R_mcid17"/><text:span text:style-name="T8"><text:line-break/>• se terminant par '5',</text:span></text:p>
      <text:p text:style-name="P3"><text:bookmark text:name="page47R_mcid18"/><text:span text:style-name="T12">the-pc@thepc:~$ find ./home/the-pc -name *5</text:span><text:line-break/><text:span text:style-name="T8">• commençant par 'annee4',</text:span></text:p>
      <text:p text:style-name="P3"><text:bookmark text:name="page47R_mcid19"/><text:span text:style-name="T12">the-pc@thepc:~$ find ./home/the-pc -name annee4*</text:span><text:line-break/><text:span text:style-name="T8">• commençant par 'annee4' et de 7 lettres maximum,</text:span></text:p>
      <text:p text:style-name="P4"><text:bookmark text:name="page47R_mcid20"/><text:span text:style-name="T12">the-pc@thepc:~$ find . "anne4."</text:span><text:line-break/><text:span text:style-name="T8">• commençant par 'annee' avec aucun chiffre numérique,</text:span></text:p>
      <text:p text:style-name="P4"><text:bookmark text:name="page47R_mcid21"/><text:span text:style-name="T12">the-pc@thepc:~$ find . anne[^0-9]</text:span><text:line-break/><text:span text:style-name="T8">• contenant la chaîne 'ana',</text:span></text:p>
      <text:p text:style-name="P4"><text:bookmark text:name="page47R_mcid22"/><text:line-break/><text:span text:style-name="T8">• commençant par 'a' ou 'A'</text:span></text:p>
      <text:p text:style-name="P4"/>
      <text:p text:style-name="P2"/>
      <text:p text:style-name="P13">Exercice 6 – Manipulation de fichiers</text:p>
      <text:p text:style-name="P13"/>
      <text:p text:style-name="P15">1) Quelle différence y a-t-il entre les commandes mv toto titi et cp toto titi ?</text:p>
      <text:p text:style-name="P14">La commande mv va déplacer les fichier ou dossier et la commande cp va les copier.</text:p>
      <text:p text:style-name="P14"/>
      <text:p text:style-name="P14"/>
      <text:p text:style-name="P15">2) Copier les fichiers dont l'avant-dernier caractère est un '4' ou '1' dans le répertoire /tmp en une seule commande.</text:p>
      <text:p text:style-name="P12"/>
      <text:p text:style-name="P16"><text:span text:style-name="T13">the-pc@thepc:~$ </text:span>cp *[41]? /tmp</text:p>
      <text:p text:style-name="P16"/>
      <text:p text:style-name="P18"/>
      <text:p text:style-name="P6">Exercice 8 – La commande cat</text:p>
      <text:p text:style-name="P6"/>
      <text:p text:style-name="P8">Supposons :</text:p>
      <text:p text:style-name="P10">$ cat devinette.txt</text:p>
      <text:p text:style-name="P10">devinette numero 4 :</text:p>
      <text:p text:style-name="P10">pince mi et pince moi</text:p>
      <text:p text:style-name="P10">sont dans un bateau.</text:p>
      <text:p text:style-name="P10">pince mi tombe à l'eau.</text:p>
      <text:p text:style-name="P10">qui est ce qui reste ?</text:p>
      <text:p text:style-name="P10">Qu'affichent les commandes suivantes (A : 0; B : 1; C : 2; D : 3; E : 4; F : 5) :</text:p>
      <text:p text:style-name="P10">1) cat devinette.txt | grep ce | wc -l ?</text:p>
      <text:p text:style-name="P10">2) cat devinette.txt | grep 4 | wc -l ?</text:p>
      <text:p text:style-name="P11"/>
      <text:p text:style-name="P11"/>
      <text:p text:style-name="P7">Exercice 9 – Les commandes grep et cut</text:p>
      <text:p text:style-name="P7"/>
      <text:p text:style-name="P11">On suppose qu'un fichier liste.txt contient des informations sur les étudiants (10 au</text:p>
      <text:p text:style-name="P11"><text:soft-page-break/>moins). Chaque ligne représente un étudiant, et contient les informations suivantes : nom, âge et</text:p>
      <text:p text:style-name="P11">filière. Les champs seront séparés par un « ; ».</text:p>
      <text:p text:style-name="P11">Exemple : la ligne Dumont;23;L3 correspond à l'étudiant Dumont, âgé de 23 ans et</text:p>
      <text:p text:style-name="P11">appartenant à la filière L3.</text:p>
      <text:p text:style-name="P11">1) Renvoyer toutes les lignes du fichier liste.txt qui correspondent à l'étudiant</text:p>
      <text:p text:style-name="P11">s'appelant 'Sami'.</text:p>
      <text:p text:style-name="P19">Grep -win <text:s/>-c ‘’sami’’ liste.txt</text:p>
      <text:p text:style-name="P11">2) Renvoyer toutes les lignes correspondant à des étudiants de la filière L3.</text:p>
      <text:p text:style-name="P19">Grep -win -c ‘’L3’’ liste.txt</text:p>
      <text:p text:style-name="P11">3) Renvoyer toutes les lignes des étudiants âgés de 22 ans.</text:p>
      <text:p text:style-name="P19">Grep -win <text:s/>-c ‘’22’’ liste.txt</text:p>
      <text:p text:style-name="P11">4) Renvoyer les lignes des étudiants n'appartenant pas à la filière L3.</text:p>
      <text:p text:style-name="P11">5) Renvoyer toutes les lignes contenant la chaîne 'mi' sans tenir compte de la casse.</text:p>
      <text:p text:style-name="P19">Grep win -c ‘’mi’’ liste.txt</text:p>
      <text:p text:style-name="P11">6) Afficher le nom et l'âge de chaque étudiant, puis le nom</text:p>
      <text:p text:style-name="P11"/>
      <text:p text:style-name="P11"/>
      <text:p text:style-name="P7">Exercice 10 – La commande find</text:p>
      <text:p text:style-name="P7"/>
      <text:p text:style-name="P11">1) Chercher tous les fichiers dont le nom est 'passwd'.</text:p>
      <text:p text:style-name="P17"><text:span text:style-name="T13">the-pc@thepc:~$ </text:span>find / -name "passwd"</text:p>
      <text:p text:style-name="P11">2) Chercher tous les fichiers dont la date de la dernière modification remonte à plus de 10 minutes.</text:p>
      <text:p text:style-name="P17"><text:span text:style-name="T13">the-pc@thepc:~$ </text:span>find . -mmin +10</text:p>
      <text:p text:style-name="P11">3) Trouver tous les fichiers du groupe 'root'.</text:p>
      <text:p text:style-name="P17"><text:span text:style-name="T13">the-pc@thepc:~$ </text:span>find / -group root</text:p>
      <text:p text:style-name="P11">4) Chercher tous les fichiers dont la taille est supérieure à 20Mo.</text:p>
      <text:p text:style-name="P17"><text:span text:style-name="T13">tthe-pc@thepc:~$ </text:span>find / -size +20000k</text:p>
      <text:p text:style-name="P11">5) Chercher tous les répertoires se trouvant sous /etc.</text:p>
      <text:p text:style-name="P17"><text:span text:style-name="T13">the-pc@thepc:~$ </text:span>find /etc -type d</text:p>
      <text:p text:style-name="P11">6) Chercher tous les fichiers de l'utilisateur 'Raimbault'</text:p>
      <text:p text:style-name="P17"><text:span text:style-name="T13">the-pc@thepc:~$ </text:span>find /home -user Raimbault</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08:50:07.676245384</meta:creation-date>
    <dc:date>2022-02-08T21:20:42.935221583</dc:date>
    <meta:editing-duration>PT1H17M36S</meta:editing-duration>
    <meta:editing-cycles>5</meta:editing-cycles>
    <meta:generator>LibreOffice/6.4.7.2$Linux_X86_64 LibreOffice_project/40$Build-2</meta:generator>
    <meta:document-statistic meta:table-count="0" meta:image-count="0" meta:object-count="0" meta:page-count="5" meta:paragraph-count="150" meta:word-count="1146" meta:character-count="7432" meta:non-whitespace-character-count="6334"/>
  </office:meta>
</office:document-meta>
</file>